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2c8" officeooo:paragraph-rsid="001a7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8:01:47.962519601</meta:creation-date>
    <dc:date>2017-09-27T18:02:10.727542371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5.3.1.2$Linux_X86_64 LibreOffice_project/30m0$Build-2</meta:generator>
  </office:meta>
</office:document-meta>
</file>